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center" style:justify-single-word="false"/>
      <style:text-properties fo:font-size="24pt" officeooo:paragraph-rsid="00186d58" style:font-size-asian="24pt" style:font-size-complex="24pt"/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size="6pt" officeooo:paragraph-rsid="001985b4" style:font-size-asian="6pt" style:font-size-complex="6pt"/>
    </style:style>
    <style:style style:name="P3" style:family="paragraph" style:parent-style-name="Preformatted_20_Text">
      <style:paragraph-properties fo:line-height="115%" fo:text-align="center" style:justify-single-word="false"/>
      <style:text-properties fo:font-size="15pt" style:text-underline-style="solid" style:text-underline-width="auto" style:text-underline-color="font-color" fo:font-weight="bold" officeooo:rsid="001985b4" officeooo:paragraph-rsid="001985b4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line-height="115%" fo:text-align="center" style:justify-single-word="false"/>
      <style:text-properties fo:font-size="15pt" officeooo:rsid="00183c33" officeooo:paragraph-rsid="001985b4" style:font-size-asian="15pt" style:font-size-complex="15pt"/>
    </style:style>
    <style:style style:name="P5" style:family="paragraph" style:parent-style-name="Preformatted_20_Text">
      <style:paragraph-properties fo:line-height="115%" fo:text-align="center" style:justify-single-word="false"/>
      <style:text-properties fo:font-size="15pt" officeooo:paragraph-rsid="001985b4" style:font-size-asian="15pt" style:font-size-complex="15pt"/>
    </style:style>
    <style:style style:name="P6" style:family="paragraph" style:parent-style-name="Preformatted_20_Text">
      <style:paragraph-properties fo:line-height="115%" fo:text-align="center" style:justify-single-word="false"/>
      <style:text-properties fo:font-size="15pt" officeooo:rsid="0018f6fa" officeooo:paragraph-rsid="00186d58" style:font-size-asian="15pt" style:font-size-complex="15pt"/>
    </style:style>
    <style:style style:name="P7" style:family="paragraph" style:parent-style-name="Preformatted_20_Text">
      <style:paragraph-properties fo:line-height="115%" fo:text-align="center" style:justify-single-word="false"/>
      <style:text-properties fo:font-size="15pt" officeooo:rsid="001985b4" officeooo:paragraph-rsid="001985b4" style:font-size-asian="15pt" style:font-size-complex="15pt"/>
    </style:style>
    <style:style style:name="P8" style:family="paragraph" style:parent-style-name="Preformatted_20_Text">
      <style:paragraph-properties fo:line-height="115%" fo:text-align="center" style:justify-single-word="false"/>
      <style:text-properties fo:font-size="15pt" officeooo:rsid="0018f6fa" officeooo:paragraph-rsid="001985b4" style:font-size-asian="15pt" style:font-size-complex="15pt"/>
    </style:style>
    <style:style style:name="P9" style:family="paragraph" style:parent-style-name="Preformatted_20_Text">
      <style:paragraph-properties fo:line-height="115%" fo:text-align="center" style:justify-single-word="false"/>
      <style:text-properties fo:font-size="15pt" officeooo:paragraph-rsid="00186d58" style:font-size-asian="15pt" style:font-size-complex="15pt"/>
    </style:style>
    <style:style style:name="P10" style:family="paragraph" style:parent-style-name="Preformatted_20_Text">
      <style:paragraph-properties fo:line-height="115%" fo:text-align="center" style:justify-single-word="false"/>
      <style:text-properties fo:font-size="15pt" officeooo:rsid="0012d0a6" officeooo:paragraph-rsid="001c5430" style:font-size-asian="15pt" style:font-size-complex="15pt"/>
    </style:style>
    <style:style style:name="P11" style:family="paragraph" style:parent-style-name="Preformatted_20_Text">
      <style:paragraph-properties fo:line-height="115%" fo:text-align="center" style:justify-single-word="false"/>
      <style:text-properties fo:font-size="15pt" officeooo:rsid="0018f6fa" officeooo:paragraph-rsid="001c5430" style:font-size-asian="15pt" style:font-size-complex="15pt"/>
    </style:style>
    <style:style style:name="P12" style:family="paragraph" style:parent-style-name="Preformatted_20_Text">
      <style:paragraph-properties fo:line-height="115%" fo:text-align="center" style:justify-single-word="false"/>
      <style:text-properties fo:font-size="15pt" fo:font-weight="bold" officeooo:paragraph-rsid="001985b4" style:font-size-asian="15pt" style:font-weight-asian="bold" style:font-size-complex="15pt" style:font-weight-complex="bold"/>
    </style:style>
    <style:style style:name="P13" style:family="paragraph" style:parent-style-name="Preformatted_20_Text">
      <style:paragraph-properties fo:line-height="115%" fo:text-align="center" style:justify-single-word="false"/>
      <style:text-properties fo:font-size="15pt" officeooo:rsid="001a2d77" officeooo:paragraph-rsid="001985b4" style:font-size-asian="15pt" style:font-size-complex="15pt"/>
    </style:style>
    <style:style style:name="P14" style:family="paragraph" style:parent-style-name="Preformatted_20_Text">
      <style:paragraph-properties fo:line-height="115%" fo:text-align="center" style:justify-single-word="false"/>
      <style:text-properties fo:font-size="15pt" officeooo:rsid="001a2d77" officeooo:paragraph-rsid="00186d58" style:font-size-asian="15pt" style:font-size-complex="15pt"/>
    </style:style>
    <style:style style:name="T1" style:family="text">
      <style:text-properties style:text-underline-style="solid" style:text-underline-width="auto" style:text-underline-color="font-color" fo:font-weight="bold" officeooo:rsid="001985b4" style:font-weight-asian="bold" style:font-weight-complex="bold"/>
    </style:style>
    <style:style style:name="T2" style:family="text">
      <style:text-properties fo:color="#2a6099" loext:opacity="100%" fo:font-size="6pt" fo:font-weight="bold" style:font-size-asian="6pt" style:font-weight-asian="bold" style:font-size-complex="6pt" style:font-weight-complex="bold"/>
    </style:style>
    <style:style style:name="T3" style:family="text">
      <style:text-properties officeooo:rsid="001985b4"/>
    </style:style>
    <style:style style:name="T4" style:family="text">
      <style:text-properties officeooo:rsid="00183c33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8f6fa"/>
    </style:style>
    <style:style style:name="T7" style:family="text">
      <style:text-properties officeooo:rsid="001c5430"/>
    </style:style>
    <style:style style:name="T8" style:family="text">
      <style:text-properties style:text-underline-style="solid" style:text-underline-width="auto" style:text-underline-color="font-color" officeooo:rsid="001985b4"/>
    </style:style>
    <style:style style:name="T9" style:family="text">
      <style:text-properties officeooo:rsid="001a2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y Worth Is Not in What I Own</text:span><text:span text:style-name="T2"><text:note text:id="ftn0" text:note-class="footnote"><text:note-citation>1</text:note-citation><text:note-body><text:p text:style-name="P2">© <text:span text:style-name="T3">2015 Getty Music Publishing / Make Way Music</text:span></text:p></text:note-body></text:note></text:span></text:p>
      <text:p text:style-name="P3">Verse 1</text:p>
      <text:p text:style-name="P4">My worth is not in what I own,</text:p>
      <text:p text:style-name="P5"><text:span text:style-name="T3">No</text:span><text:span text:style-name="T4">t in the strength of flesh and bone</text:span></text:p>
      <text:p text:style-name="P6">But in the cost-ly wounds of love at the cross</text:p>
      <text:p text:style-name="P7"><text:span text:style-name="T5">Verse 2</text:span></text:p>
      <text:p text:style-name="P8">My worth is not in skill or name,</text:p>
      <text:p text:style-name="P8"><text:span text:style-name="T3">I</text:span>n win or lose, in pride or shame,</text:p>
      <text:p text:style-name="P9"><text:span text:style-name="T6">But in the blood of Christ that flowed at the cross</text:span></text:p>
      <text:p text:style-name="P3"/>
      <text:p text:style-name="P3">Chorus</text:p>
      <text:p text:style-name="P10">I <text:span text:style-name="T6">re-joice in my Re-deem-er –</text:span></text:p>
      <text:p text:style-name="P11"><text:span text:style-name="T7">G</text:span>reat-est trea-sure, <text:span text:style-name="T7">w</text:span>ell-spring of my soul.</text:p>
      <text:p text:style-name="P11">I will trust in Him, no oth-er;</text:p>
      <text:p text:style-name="P11"><text:span text:style-name="T3">M</text:span>y soul is sat-is-fied in Him a-lone.</text:p>
      <text:p text:style-name="P9"/>
      <text:p text:style-name="P12"><text:span text:style-name="T8">Verse 3</text:span></text:p>
      <text:p text:style-name="P8">As sum-mer flow’rs we fade and die;</text:p>
      <text:p text:style-name="P5"><text:span text:style-name="T3">F</text:span><text:span text:style-name="T6">ame, youth, and beau-ty hur-ry by,</text:span></text:p>
      <text:p text:style-name="P6"><text:span text:style-name="T3">B</text:span>ut life e-ter-nal calls to us at the cross.</text:p>
      <text:p text:style-name="P6"/>
      <text:p text:style-name="P7"><text:span text:style-name="T5">Verse 4</text:span></text:p>
      <text:p text:style-name="P8">I will not boast in wealth or might,</text:p>
      <text:p text:style-name="P8"><text:span text:style-name="T3">O</text:span>r hu-man wis-dom’s fleet-ing light,</text:p>
      <text:p text:style-name="P6">But I will boast in know-ing Christ at the cross.</text:p>
      <text:p text:style-name="P9"/>
      <text:p text:style-name="P3">Chorus</text:p>
      <text:p text:style-name="P9"/>
      <text:p text:style-name="P12"><text:span text:style-name="T8">Verse 5</text:span></text:p>
      <text:p text:style-name="P13">Two won-ders here that I con-fess;</text:p>
      <text:p text:style-name="P5"><text:span text:style-name="T3">M</text:span><text:span text:style-name="T9">y worth and my un-wor-thi-ness;</text:span></text:p>
      <text:p text:style-name="P14">My val-ue fixed, my ran-som paid at the cross.</text:p>
      <text:p text:style-name="P9"/>
      <text:p text:style-name="P12"><text:span text:style-name="T8">Choru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7902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09:08:13.728033707</meta:creation-date>
    <dc:date>2026-02-17T09:21:59.826609612</dc:date>
    <meta:editing-duration>PT3M21S</meta:editing-duration>
    <meta:editing-cycles>3</meta:editing-cycles>
    <meta:generator>LibreOffice/25.2.6.2$Linux_X86_64 LibreOffice_project/520$Build-2</meta:generator>
    <meta:document-statistic meta:table-count="0" meta:image-count="0" meta:object-count="0" meta:page-count="1" meta:paragraph-count="29" meta:word-count="173" meta:character-count="848" meta:non-whitespace-character-count="703"/>
  </office:meta>
</office:document-meta>
</file>